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automatic-styles>
    <style:style style:name="P1" style:family="paragraph" style:parent-style-name="Text_20_body">
      <style:text-properties officeooo:rsid="0012e246" officeooo:paragraph-rsid="0012e246"/>
    </style:style>
    <style:style style:name="P2" style:family="paragraph" style:parent-style-name="Text_20_body">
      <style:text-properties officeooo:rsid="00153617" officeooo:paragraph-rsid="00153617"/>
    </style:style>
    <style:style style:name="P3" style:family="paragraph" style:parent-style-name="Text_20_body">
      <style:text-properties officeooo:rsid="00135a97" officeooo:paragraph-rsid="00135a97"/>
    </style:style>
    <style:style style:name="P4" style:family="paragraph" style:parent-style-name="Text_20_body">
      <style:text-properties officeooo:paragraph-rsid="0017639b"/>
    </style:style>
    <style:style style:name="P5" style:family="paragraph" style:parent-style-name="Heading_20_1">
      <style:text-properties officeooo:rsid="0012e246" officeooo:paragraph-rsid="0012e246"/>
    </style:style>
    <style:style style:name="P6" style:family="paragraph" style:parent-style-name="Heading_20_1">
      <style:text-properties officeooo:rsid="00153617" officeooo:paragraph-rsid="00153617"/>
    </style:style>
    <style:style style:name="P7" style:family="paragraph" style:parent-style-name="Heading_20_1">
      <style:text-properties officeooo:rsid="0017639b" officeooo:paragraph-rsid="0017639b"/>
    </style:style>
    <style:style style:name="P8" style:family="paragraph" style:parent-style-name="Heading_20_1">
      <style:text-properties officeooo:rsid="0021ccf4" officeooo:paragraph-rsid="0021ccf4"/>
    </style:style>
    <style:style style:name="P9" style:family="paragraph" style:parent-style-name="Heading_20_2">
      <style:text-properties officeooo:rsid="002929a1" officeooo:paragraph-rsid="002929a1"/>
    </style:style>
    <style:style style:name="P10" style:family="paragraph" style:parent-style-name="Heading_20_2">
      <style:text-properties fo:font-style="normal" officeooo:rsid="002929a1" officeooo:paragraph-rsid="002929a1" style:font-style-asian="normal" style:font-style-complex="normal"/>
    </style:style>
    <style:style style:name="P11" style:family="paragraph" style:parent-style-name="Text_20_body" style:list-style-name="L1">
      <style:text-properties officeooo:rsid="00153617" officeooo:paragraph-rsid="00153617"/>
    </style:style>
    <style:style style:name="P12" style:family="paragraph" style:parent-style-name="Text_20_body" style:list-style-name="L1">
      <style:text-properties officeooo:rsid="00153617" officeooo:paragraph-rsid="00171d20"/>
    </style:style>
    <style:style style:name="P13" style:family="paragraph" style:parent-style-name="Text_20_body" style:list-style-name="L1">
      <style:text-properties officeooo:rsid="00171d20" officeooo:paragraph-rsid="00171d20"/>
    </style:style>
    <style:style style:name="P14" style:family="paragraph" style:parent-style-name="Text_20_body">
      <style:text-properties officeooo:rsid="0021ccf4" officeooo:paragraph-rsid="0021ccf4"/>
    </style:style>
    <style:style style:name="P15" style:family="paragraph" style:parent-style-name="Text_20_body">
      <style:text-properties officeooo:paragraph-rsid="0021ccf4"/>
    </style:style>
    <style:style style:name="P16" style:family="paragraph" style:parent-style-name="Text_20_body">
      <style:text-properties officeooo:rsid="0021e63a" officeooo:paragraph-rsid="0021e63a"/>
    </style:style>
    <style:style style:name="P17" style:family="paragraph" style:parent-style-name="Text_20_body">
      <style:text-properties officeooo:rsid="0023cb27" officeooo:paragraph-rsid="0023cb27"/>
    </style:style>
    <style:style style:name="P18" style:family="paragraph" style:parent-style-name="Text_20_body">
      <style:text-properties officeooo:rsid="0025c1d3" officeooo:paragraph-rsid="0025c1d3"/>
    </style:style>
    <style:style style:name="P19" style:family="paragraph" style:parent-style-name="Text_20_body">
      <style:text-properties fo:font-style="normal" officeooo:rsid="00266c0f" officeooo:paragraph-rsid="00266c0f" style:font-style-asian="normal" style:font-style-complex="normal"/>
    </style:style>
    <style:style style:name="P20" style:family="paragraph" style:parent-style-name="Text_20_body">
      <style:text-properties fo:font-style="normal" officeooo:rsid="0027b36f" officeooo:paragraph-rsid="0027b36f" style:font-style-asian="normal" style:font-style-complex="normal"/>
    </style:style>
    <style:style style:name="P21" style:family="paragraph" style:parent-style-name="Text_20_body">
      <style:text-properties fo:font-style="normal" officeooo:rsid="002929a1" officeooo:paragraph-rsid="002929a1" style:font-style-asian="normal" style:font-style-complex="normal"/>
    </style:style>
    <style:style style:name="P22" style:family="paragraph" style:parent-style-name="Text_20_body">
      <style:text-properties fo:font-style="normal" officeooo:rsid="002a22e4" officeooo:paragraph-rsid="002a22e4" style:font-style-asian="normal" style:font-style-complex="normal"/>
    </style:style>
    <style:style style:name="P23" style:family="paragraph" style:parent-style-name="Title">
      <style:text-properties officeooo:rsid="0012e246" officeooo:paragraph-rsid="0012e246"/>
    </style:style>
    <style:style style:name="T1" style:family="text">
      <style:text-properties officeooo:rsid="00153617"/>
    </style:style>
    <style:style style:name="T2" style:family="text">
      <style:text-properties officeooo:rsid="00171d20"/>
    </style:style>
    <style:style style:name="T3" style:family="text">
      <style:text-properties officeooo:rsid="0021ccf4"/>
    </style:style>
    <style:style style:name="T4" style:family="text">
      <style:text-properties fo:font-weight="bold" style:font-weight-asian="bold" style:font-weight-complex="bold"/>
    </style:style>
    <style:style style:name="T5" style:family="text">
      <style:text-properties officeooo:rsid="0025c1d3"/>
    </style:style>
    <style:style style:name="T6" style:family="text">
      <style:text-properties style:font-name="serif"/>
    </style:style>
    <style:style style:name="T7" style:family="text">
      <style:text-properties officeooo:rsid="00266338"/>
    </style:style>
    <style:style style:name="T8" style:family="text">
      <style:text-properties fo:font-style="italic" style:text-underline-style="solid" style:text-underline-width="auto" style:text-underline-color="font-color" officeooo:rsid="00266338" style:font-style-asian="italic" style:font-style-complex="italic"/>
    </style:style>
    <style:style style:name="T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 style:family="text">
      <style:text-properties fo:font-style="italic" style:text-underline-style="none" officeooo:rsid="00266338" style:font-style-asian="italic" style:font-style-complex="italic"/>
    </style:style>
    <style:style style:name="T11" style:family="text">
      <style:text-properties style:text-underline-style="none"/>
    </style:style>
    <style:style style:name="T12" style:family="text">
      <style:text-properties style:text-underline-style="none" officeooo:rsid="00266338"/>
    </style:style>
    <style:style style:name="T13" style:family="text">
      <style:text-properties fo:font-weight="normal" style:font-weight-asian="normal" style:font-weight-complex="normal"/>
    </style:style>
    <style:style style:name="T14" style:family="text">
      <style:text-properties fo:font-weight="normal" officeooo:rsid="0027f519"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Implémentation Gestionnaire de ressources <text:span text:style-name="T3">et messagerie industrielle avec les trains</text:span></text:p>
      <text:h text:style-name="P8" text:outline-level="1">I/ Introduction et objectifs</text:h>
      <text:p text:style-name="P14">L’objectif de ce document est de présenter les solutions implémentées dans le RBC, c’est-à-dire la Raspberry Pi qui joue le rôle d’ordinateur de contrôle du réseau ferroviaire sur la maquette UNIRAIL, puisqu’il communique avec les 3 trains, dont les contrôleurs principaux, appelés EVC, sont également des Raspberry, via une connexion TCP/IP, mais aussi avec l’infrastructure pour contrôler les aiguillages via un bus CAN. Nous ne nous intéressons pas ici à la communication avec l’infrastructure, mais seulement aux deux premières problématiques. </text:p>
      <text:p text:style-name="P16">Les parcours des trains se croisent : il faut donc mettre en place un s<text:span text:style-name="T4">ystème d’autorisation de mouvement</text:span> accordée par le RBC aux EVC si cela est sans danger, c’est-à-dire si le RBC peut garantir qu’il n’y aura <text:span text:style-name="T4">pas de collision </text:span>entre deux trains. Pour cela, il faut identifier les portions du réseau partagées par au moins deux trains, et n’accorder leur accession à un train que si cette ressource est disponible, c’est-à-dire si elle n’est occupée par un autre train au moment de la demande. </text:p>
      <text:p text:style-name="P17">Ainsi, le RBC doit réaliser cette fonctionnalité du système global qu’est la g<text:span text:style-name="T4">estion de ces ressources</text:span> critiques, identifiées lors de la modélisation des circuits des trois trains en réseau de Pétri, afin d’éviter toute <text:span text:style-name="T4">situation bloquante.</text:span> </text:p>
      <text:p text:style-name="P17">Ainsi, un protocole de communication doit être établi entre les EVC et le RBC, pour demander ces autorisations de mouvement, les approuver ou non, et valider les bonnes réceptions et réalisations d’action. Ce protocole doit être défini en terme d’ordre des messages échangés, mes également du contenu réel de ces messages contenant des informations intelligibles par le reste des programmes embarqués. </text:p>
      <text:h text:style-name="P8" text:outline-level="1">II/ Modélisation <text:span text:style-name="T5">et choix d’implémentation</text:span></text:h>
      <text:h text:style-name="P9" text:outline-level="2">II.1/ RdP centralisé et détermination des ressources critiques</text:h>
      <text:p text:style-name="P18">Bien que nous n’utilisons pas ici les retours des capteurs de l’infrastructure pour localiser les trains, nous conservons la notion de cantons, qui sont des portions du circuit. Les circuits des trois trains sont les suivants : </text:p>
      <text:p text:style-name="P18"><text:span text:style-name="T6">circuit 1</text:span> <text:span text:style-name="T6">: C1-C2-C3-C12-C13-C7-C8-C9-C1</text:span><text:line-break/><text:span text:style-name="T6">circuit 2</text:span> <text:span text:style-name="T6">: C21-C17-C11-C26-C25-C20-C21</text:span><text:line-break/><text:span text:style-name="T6">circuit 3</text:span> <text:span text:style-name="T6">: C22-C23-C24-C25-C26-C27-C28-C29-C11-C12-C13-C7-C8-C9-C22</text:span></text:p>
      <text:p text:style-name="P18">Ici, seuls les cantons traversés sont indiqués. Il faut, pour identifier les ressources critiques, ajouter les aiguillages entre les différents cantons. Dans ce souci d’identification des ressources critiques, une simple modélisation en réseau de Pétri centralisé est suffisante. Nous verrons par la suite que la <text:soft-page-break/>modélisation en RdP distribué est essentielle pour la bonne compréhension du système réel d’attribution des ressources et l’implémentation efficace de cet algorithme. <text:span text:style-name="T7">Cette version est disponible dans le GitHub du projet, dans </text:span><text:span text:style-name="T8">modélisation</text:span><text:span text:style-name="T10">. </text:span></text:p>
      <text:p text:style-name="P19"><text:span text:style-name="T12">L</text:span><text:span text:style-name="T11">es ressources critiques identifiées sont les suivantes : </text:span></text:p>
      <text:p text:style-name="P19">R1 = {A2 ,A3} ;</text:p>
      <text:p text:style-name="P19">R2 = {C12} ;</text:p>
      <text:p text:style-name="P19">R3 = {C5,C13} ;</text:p>
      <text:p text:style-name="P19">R4 = {A6,C7} ;</text:p>
      <text:p text:style-name="P19">R5 = {C8} ;</text:p>
      <text:p text:style-name="P19">R6 = {C9} ;</text:p>
      <text:p text:style-name="P19">R7 = {A0} ;</text:p>
      <text:p text:style-name="P19">R8 = {A9/A10} ;</text:p>
      <text:p text:style-name="P19">R9 = {A7,C25,C26,A4} ;</text:p>
      <text:p text:style-name="P19">R10 = {A11} ;</text:p>
      <text:p text:style-name="P19">R11 = {C11} ;</text:p>
      <text:h text:style-name="P10" text:outline-level="2">II.2/ Zones de suivi</text:h>
      <text:p text:style-name="P20">Il faut par ailleurs préciser que deux <text:span text:style-name="T4">zones de suivi </text:span><text:span text:style-name="T13">ont été identifiées, sur lesquelles nous pouvons optimiser la commande en minimisant la distance entre deux trains. Sur chacune de ces deux zones, seuls deux des trois trains se suivent et partagent, tout en allant dans le même sens, les mêmes cantons. Voici ces deux zones :</text:span></text:p>
      <text:p text:style-name="P20"><text:span text:style-name="T13">ZONE 1 : Train 1 et Train 3 ⇒ C12, C13, C7, C8, C9</text:span></text:p>
      <text:p text:style-name="P20"><text:span text:style-name="T13">ZONE 2 : Train 2 et Train 3 ⇒ C1</text:span></text:p>
      <text:p text:style-name="P20"><text:span text:style-name="T13">Ce mode est détaillé dans la partie </text:span><text:span text:style-name="T9">Commande/commande_robuste</text:span><text:span text:style-name="T13"> sur github, mais nous devons intégrer ici </text:span><text:span text:style-name="T14">l’implémentation des messages les concernant. </text:span></text:p>
      <text:h text:style-name="P9" text:outline-level="2">II.3/ RdP distribué</text:h>
      <text:p text:style-name="P21"><text:span text:style-name="T14">A</text:span><text:span text:style-name="T13">vant de traiter les protocoles d’échanges entre les EVC et le RBC, nous devons présenter la solution employée pour gérer les demandes et allocations de ressources de manière distribuée avec un RdP distribué standard qui nous guide pour le déploiement de la solution. </text:span></text:p>
      <text:p text:style-name="P22"><text:span text:style-name="T13">Avant cela, il faut préciser que le choix des ressources a été fait de manière à optimiser leur répartition. Ainsi, pour fluidifier le trafic, il faut minimiser la taille des ressources prises. Nous nous retrouvons donc parfois dans des cas où le train 1 doit demander l’accession à deux ressources simultanément pour accéder au premier service la composant. </text:span></text:p>
      <text:p text:style-name="P22"><text:span text:style-name="T13"/></text:p>
      <text:p text:style-name="P21"><text:span text:style-name="T13"><text:s/></text:span></text:p>
      <text:h text:style-name="P8" text:outline-level="1"><text:soft-page-break/>II/ Messagerie Industrielle</text:h>
      <text:p text:style-name="P15"/>
      <text:h text:style-name="P5" text:outline-level="1">I/ Choix du type de socket de dialogue</text:h>
      <text:p text:style-name="P1">Un socket <text:span text:style-name="Source_20_Text">SOCK_STREAM</text:span> est utilisé pour la communication de type TCP (Transmission Control Protocol). TCP est un protocole de communication fiable et orienté connexion qui garantit que les données sont transmises sans erreur et dans l'ordre. C’est pourquoi nous choisissons ce protocole de communication. De plus, les sockets <text:span text:style-name="Source_20_Text">SOCK_STREAM</text:span> sont utilisés pour les applications qui nécessitent une communication fiable, telle que les connexions de type client-serveur, ce que nous souhaitons pour le gestionnaire de ressources. Lors de l'utilisation de sockets <text:span text:style-name="Source_20_Text">SOCK_STREAM</text:span>, il y a un flux de données bidirectionnel continu entre le client et le serveur, et les données sont transmises dans l'ordre, ce qui est également important pour cette application.</text:p>
      <text:h text:style-name="Heading_20_1" text:outline-level="1">II/ Choix des ports</text:h>
      <text:p text:style-name="P3">Nous avons <text:span text:style-name="T3">3</text:span> processus trains à implémenter : train₁ ; train₂ <text:span text:style-name="T3">et</text:span> train₃ . Nous implémentons <text:span text:style-name="T3">ces applications sur des Raspberry Pi distinctes, chacune étant ensuite placé sur les trains et ayant le rôle d’EVC. </text:span></text:p>
      <text:h text:style-name="P6" text:outline-level="1">III/ Les messages entre les trains et le gestionnaire de ressources</text:h>
      <text:p text:style-name="P2">Nous devons réaliser une communication entre le gestionnaire de ressources et les 4 trains avec envoie de trames dans les deux sens compréhensibles pour les deux parties. Nous devons donc définir une messagerie industrielle, restreinte certes, mais essentielle pour les messages définis ci-dessous : </text:p>
      <text:list xml:id="list2138967140" text:style-name="L1">
        <text:list-item>
          <text:p text:style-name="P11"><text:tab/>Train_ID vers G2R(Gestionnaire de Ressource) : demande par le train_ID d’accès à la ressource i (1&lt;= i ≤ 10) ⇒ message = {0x01,0xID_train,0xi_ressource}. </text:p>
        </text:list-item>
        <text:list-item>
          <text:p text:style-name="P12">G2R vers train_ID : acknowledge accès ressource i(ou refus si sémaphore déjà utilisée) ⇒ message = {0x<text:span text:style-name="T2">02</text:span>,0x<text:span text:style-name="T2">i</text:span>_<text:span text:style-name="T2">ressource</text:span>,0x<text:span text:style-name="T2">00 (NOK) ou 0x01 (OK)</text:span>}</text:p>
        </text:list-item>
        <text:list-item>
          <text:p text:style-name="P13">Train_ID vers G2R : fin d’utilisation de la ressource i ⇒ message = <text:span text:style-name="T1">{0x0</text:span>3<text:span text:style-name="T1">,0xID_train,0xi_ressource}</text:span></text:p>
        </text:list-item>
        <text:list-item>
          <text:p text:style-name="P13">Acknowledge libération ressource G2R vers train ⇒ message = <text:span text:style-name="T1">{0x0</text:span>4<text:span text:style-name="T1">,0xID_train,0xi_ressource}</text:span></text:p>
        </text:list-item>
      </text:list>
      <text:h text:style-name="P7" text:outline-level="1">IV/ Correspondance entre les ressources et l’infrastructure</text:h>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6:52:06.606734811</meta:creation-date>
    <dc:date>2023-03-09T22:25:26.416713583</dc:date>
    <meta:editing-duration>PT1H41M25S</meta:editing-duration>
    <meta:editing-cycles>12</meta:editing-cycles>
    <meta:generator>LibreOffice/7.3.7.2$Linux_X86_64 LibreOffice_project/30$Build-2</meta:generator>
    <meta:document-statistic meta:table-count="0" meta:image-count="0" meta:object-count="0" meta:page-count="3" meta:paragraph-count="44" meta:word-count="977" meta:character-count="6229" meta:non-whitespace-character-count="5287"/>
  </office:meta>
</office:document-meta>
</file>